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1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2-01" calcext:value-type="date">
            <text:p>12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1/02-11/08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1/09-11/1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11/16-11/22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11/23-11/29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1-20T19:46:56.785650095</dc:date>
    <meta:editing-duration>PT3H21M30S</meta:editing-duration>
    <meta:editing-cycles>60</meta:editing-cycles>
    <meta:generator>LibreOffice/7.4.7.2$Linux_AARCH64 LibreOffice_project/40$Build-2</meta:generator>
    <meta:document-statistic meta:table-count="1" meta:cell-count="65" meta:object-count="1"/>
  </office:meta>
</office:document-meta>
</file>